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e3f5"/>
    </style:style>
    <style:style style:name="T1" style:family="text">
      <style:text-properties officeooo:rsid="0019e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union du 28 janvier 2016</text:p>
      <text:p text:style-name="Standard">tous présent, durée 1h10</text:p>
      <text:p text:style-name="Standard"/>
      <text:p text:style-name="Standard">git ub (créer le compte -&gt; avant de commencer : Update ! après avoir travailler : Commit et Push ! )</text:p>
      <text:p text:style-name="P1">COMMENTER SON CODE + COMMENTER SON DEPOT SOUS GITUB</text:p>
      <text:p text:style-name="P1"/>
      <text:p text:style-name="Standard">itération fonctionnelle</text:p>
      <text:p text:style-name="Standard">divis<text:span text:style-name="T1">er</text:span> en tâche</text:p>
      <text:p text:style-name="Standard">rapport intermédiaire -&gt; oui (conception bdd, sketch fenêtre, gantt)</text:p>
      <text:p text:style-name="Standard"/>
      <text:p text:style-name="Standard">on fait notre conception de la bd sans attendre le prof</text:p>
      <text:p text:style-name="Standard">conception de la bdd -&gt; celle de <text:span text:style-name="T1">T</text:span>homas <text:span text:style-name="T1">B</text:span></text:p>
      <text:p text:style-name="Standard">correction :</text:p>
      <text:p text:style-name="Standard">ajouter une table autorisation ? pour les mineurs //entre compétiteur et participe</text:p>
      <text:p text:style-name="Standard">supprimer les tables intermédiaires entre participe et compétition pour stocker les infos dans participe</text:p>
      <text:p text:style-name="Standard">ajouter les attributs dans la base de données</text:p>
      <text:p text:style-name="Standard"/>
      <text:p text:style-name="Standard">Adrien retransforme pour faire la conversion en sql/MySQL (avec jmerise ?)</text:p>
      <text:p text:style-name="Standard"/>
      <text:p text:style-name="Standard">ajouter des vues compétiteurs, adhérents</text:p>
      <text:p text:style-name="Standard">ajouter des données dans la base</text:p>
      <text:p text:style-name="Standard"/>
      <text:p text:style-name="Standard">pour la bdd voir si on héberge à la fac ?</text:p>
      <text:p text:style-name="Standard">pareil pour le site internet</text:p>
      <text:p text:style-name="Standard"/>
      <text:p text:style-name="Standard">Morgane refaire sketch au propre pour plus de lisibilité</text:p>
      <text:p text:style-name="Standard">voir quelles sont les pages puis déterminer <text:span text:style-name="T1">ce que l'on</text:span> met dedans</text:p>
      <text:p text:style-name="Standard"/>
      <text:p text:style-name="Standard">patron mvc , html/css -&gt; javascript (contrôle) -&gt; php (données)</text:p>
      <text:p text:style-name="Standard"/>
      <text:p text:style-name="Standard">implémentation bdd -&gt; Adrien (jmerise)</text:p>
      <text:p text:style-name="Standard"/>
      <text:p text:style-name="Standard">page inscription</text:p>
      <text:p text:style-name="Standard">page profil </text:p>
      <text:p text:style-name="Standard">page gestion comp<text:span text:style-name="T1">é</text:span>tition : partie inscription, partie voyage , partie qualification</text:p>
      <text:p text:style-name="Standard"/>
      <text:p text:style-name="Standard">menu en php comme ça si js désactivée pas de problème</text:p>
      <text:p text:style-name="Standard"/>
      <text:p text:style-name="Standard">organisation structurelle -&gt; un dossier par page du site</text:p>
      <text:p text:style-name="Standard"/>
      <text:p text:style-name="Standard">prochaine réunion, choisir une date sur le groupe faceboo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09:09:40.420000000</meta:creation-date>
    <dc:date>2016-01-30T09:12:57.292000000</dc:date>
    <meta:editing-duration>PT3M28S</meta:editing-duration>
    <meta:editing-cycles>1</meta:editing-cycles>
    <meta:document-statistic meta:table-count="0" meta:image-count="0" meta:object-count="0" meta:page-count="1" meta:paragraph-count="28" meta:word-count="227" meta:character-count="1363" meta:non-whitespace-character-count="1163"/>
    <meta:generator>LibreOffice/5.0.0.5$Windows_x86 LibreOffice_project/1b1a90865e348b492231e1c451437d7a15bb262b</meta:generator>
  </office:meta>
</office:document-meta>
</file>